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F80000003AD7D2C8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3.0591in"/>
    </style:style>
    <style:style style:name="co5" style:family="table-column">
      <style:table-column-properties fo:break-before="auto" style:column-width="1.5717in"/>
    </style:style>
    <style:style style:name="co6" style:family="table-column">
      <style:table-column-properties fo:break-before="auto" style:column-width="1.5654in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2" style:family="table-cell" style:parent-style-name="Default" style:data-style-name="N75">
      <style:table-cell-properties fo:background-color="#eeeeee"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3" style:family="table-cell" style:parent-style-name="Default" style:data-style-name="N75">
      <style:table-cell-properties fo:border="none"/>
      <style:text-properties style:font-name="Microsoft YaHei" style:font-name-asian="Microsoft YaHei"/>
    </style:style>
    <style:style style:name="ce4" style:family="table-cell" style:parent-style-name="Default" style:data-style-name="N75">
      <style:table-cell-properties fo:background-color="#eeeeee" fo:border="none"/>
      <style:text-properties style:font-name="Microsoft YaHei" style:font-name-asian="Microsoft YaHei"/>
    </style:style>
    <style:style style:name="ce5" style:family="table-cell" style:parent-style-name="Default" style:data-style-name="N75">
      <style:table-cell-properties fo:background-color="#eeeeee"/>
      <style:text-properties style:font-name="Microsoft YaHei" style:font-name-asian="Microsoft YaHei"/>
    </style:style>
    <style:style style:name="ce6" style:family="table-cell" style:parent-style-name="Default" style:data-style-name="N75">
      <style:text-properties style:font-name="Microsoft YaHei" style:font-name-asian="Microsoft YaHei"/>
    </style:style>
    <style:style style:name="ce7" style:family="table-cell" style:parent-style-name="Default" style:data-style-name="N75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8" style:family="table-cell" style:parent-style-name="Default" style:data-style-name="N75"/>
    <style:style style:name="ce9" style:family="table-cell" style:parent-style-name="Default">
      <style:table-cell-properties fo:border="none"/>
      <style:text-properties style:font-name="Microsoft YaHei" style:font-name-asian="Microsoft YaHei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12" style:family="table-cell" style:parent-style-name="Default">
      <style:text-properties style:font-name="Microsoft YaHei" style:font-name-asian="Microsoft YaHei"/>
    </style:style>
    <style:style style:name="ce13" style:family="table-cell" style:parent-style-name="Default">
      <style:table-cell-properties fo:background-color="#eeeeee"/>
      <style:text-properties style:font-name="Microsoft YaHei" style:font-name-asian="Microsoft YaHei"/>
    </style:style>
    <style:style style:name="ce14" style:family="table-cell" style:parent-style-name="Default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1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17" style:family="table-cell" style:parent-style-name="Default">
      <style:table-cell-properties fo:background-color="#eeeeee" fo:border="none"/>
      <style:text-properties style:font-name="Microsoft YaHei" style:font-name-asian="Microsoft YaHei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7-first-term" table:style-name="ta1" table:print="false">
        <office:forms form:automatic-focus="false" form:apply-design-mode="false"/>
        <table:table-column table:style-name="co2" table:default-cell-style-name="ce8"/>
        <table:table-column table:style-name="co4" table:number-columns-repeated="2" table:default-cell-style-name="Default"/>
        <table:table-column table:style-name="co3" table:number-columns-repeated="1020" table:default-cell-style-name="Default"/>
        <table:table-row table:style-name="ro2">
          <table:table-cell table:style-name="ce1" office:value-type="string" table:number-columns-spanned="3" table:number-rows-spanned="1">
            <text:p>Junjun</text:p>
          </table:table-cell>
          <table:covered-table-cell table:number-columns-repeated="2" table:style-name="ce9"/>
          <table:table-cell table:number-columns-repeated="1020"/>
        </table:table-row>
        <table:table-row table:style-name="ro4">
          <table:table-cell table:style-name="ce1" office:value-type="string">
            <text:p>Date</text:p>
          </table:table-cell>
          <table:table-cell table:style-name="ce10" office:value-type="string">
            <text:p><text:a xlink:href="../../../books/grade-7-books/junjun/7年级北师大版数学上册.pdf">Math-北师大版</text:a></text:p>
          </table:table-cell>
          <table:table-cell table:style-name="ce15" office:value-type="string">
            <text:p><text:a xlink:href="../../../books/grade-7-books/junjun/7年级人教版英语上册.pdf">English-人教版</text:a></text:p>
          </table:table-cell>
          <table:table-cell table:style-name="ce18" table:number-columns-repeated="1020"/>
        </table:table-row>
        <table:table-row table:style-name="ro2">
          <table:table-cell table:style-name="ce2"/>
          <table:table-cell table:style-name="ce11"/>
          <table:table-cell table:style-name="ce16"/>
          <table:table-cell table:style-name="ce18" table:number-columns-repeated="1020"/>
        </table:table-row>
        <table:table-row table:style-name="ro4">
          <table:table-cell table:style-name="ce3" office:value-type="date" office:date-value="2025-11-22">
            <text:p>Nov 22, 2025</text:p>
          </table:table-cell>
          <table:table-cell table:style-name="ce12" office:value-type="string">
            <text:p><text:a xlink:href="../../../math/grade-7-上/7年级上期中-北师大版省直中学期中数学试题/1.jpg">7-上-期中数学考试-1</text:a></text:p>
          </table:table-cell>
          <table:table-cell table:style-name="ce9" office:value-type="string">
            <text:p><text:a xlink:href="../../../english/grade-7-上/7%20年级%20人教版英语%20-上%20-unit-6-words.odp">7-上-unit-6-words</text:a>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12" office:value-type="string">
            <text:p><text:a xlink:href="../../../math/grade-7-上/7年级上期中-北师大版省直中学期中数学试题/2.jpg">7-上-期中数学考试-2</text:a>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3"/>
          <table:table-cell table:style-name="ce12"/>
          <table:table-cell table:style-name="ce9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0"/>
        </table:table-row>
        <table:table-row table:style-name="ro4">
          <table:table-cell table:style-name="ce3" office:value-type="date" office:date-value="2025-11-29">
            <text:p>Nov 29, 2025</text:p>
          </table:table-cell>
          <table:table-cell table:style-name="ce9" office:value-type="string">
            <text:p><text:a xlink:href="../../../math/grade-7-上/pdf/7年级北师大版数学上册-unit-4-基本平面图形-单元检测和答案.pdf">7-上-unit-4-基本平面图形-单元检测和答案</text:a></text:p>
          </table:table-cell>
          <table:table-cell table:style-name="ce9" office:value-type="string">
            <text:p><text:a xlink:href="../../../english/grade-7-上/7%20年级%20人教版英语%20-上%20-1-定冠词不定冠词.odp">7-上-冠词</text:a>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12"/>
          <table:table-cell table:style-name="ce9" office:value-type="string">
            <text:p><text:a xlink:href="../../../english/grade-7-上/7%20年级%20人教版英语%20-上%20-unit-7-words.odp">7-上-unit-7-words</text:a>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25-12-06">
            <text:p>Dec 6, 2025</text:p>
          </table:table-cell>
          <table:table-cell table:style-name="ce12" office:value-type="string">
            <text:p>Break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25-12-13">
            <text:p>Dec 13, 2025</text:p>
          </table:table-cell>
          <table:table-cell table:style-name="ce12" office:value-type="string">
            <text:p>Break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0"/>
        </table:table-row>
        <table:table-row table:style-name="ro4">
          <table:table-cell table:style-name="ce3" office:value-type="date" office:date-value="2025-12-19">
            <text:p>Dec 19, 2025</text:p>
          </table:table-cell>
          <table:table-cell table:style-name="ce9" office:value-type="string">
            <text:p><text:a xlink:href="../../../math/grade-7-上/pdf/7年级北师大版数学上册-unit-4-基本平面图形-单元检测和答案.pdf">7-上-unit-4-基本平面图形-单元检测和答案</text:a>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5"/>
          <table:table-cell table:style-name="ce13" table:number-columns-repeated="2"/>
          <table:table-cell table:number-columns-repeated="1020"/>
        </table:table-row>
        <table:table-row table:style-name="ro4">
          <table:table-cell table:style-name="ce6" office:value-type="date" office:date-value="2025-12-27">
            <text:p>Dec 27, 2025</text:p>
          </table:table-cell>
          <table:table-cell table:style-name="ce12" office:value-type="string">
            <text:p><text:a xlink:href="../../../math/grade-7-上/7年级上期末-2024-2025学年河南郑州中原区/">河南郑州中原区期末考试题</text:a>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5"/>
          <table:table-cell table:style-name="ce13" table:number-columns-repeated="2"/>
          <table:table-cell table:number-columns-repeated="1020"/>
        </table:table-row>
        <table:table-row table:style-name="ro2">
          <table:table-cell table:style-name="ce6" office:value-type="date" office:date-value="2026-01-03">
            <text:p>Jan 3, 2026</text:p>
          </table:table-cell>
          <table:table-cell table:style-name="ce12" office:value-type="string">
            <text:p>Break</text:p>
          </table:table-cell>
          <table:table-cell table:style-name="ce12"/>
          <table:table-cell table:number-columns-repeated="1020"/>
        </table:table-row>
        <table:table-row table:style-name="ro5">
          <table:table-cell table:style-name="ce7"/>
          <table:table-cell table:style-name="ce14" office:value-type="string">
            <text:p>7-下-第一章-整式的乘法</text:p>
          </table:table-cell>
          <table:table-cell table:style-name="ce14" office:value-type="string">
            <text:p>7-下-unit-2</text:p>
          </table:table-cell>
          <table:table-cell table:number-columns-repeated="1020"/>
        </table:table-row>
        <table:table-row table:style-name="ro4">
          <table:table-cell table:style-name="ce6" office:value-type="date" office:date-value="2026-01-10">
            <text:p>Jan 10, 2026</text:p>
          </table:table-cell>
          <table:table-cell table:style-name="ce12" office:value-type="string">
            <text:p><text:a xlink:href="../../../math/grade-7-上/7年级上期末-2024-2025学年河南郑州航空港区/">郑州航空港区期末考试</text:a></text:p>
          </table:table-cell>
          <table:table-cell table:style-name="ce12" office:value-type="string">
            <text:p><text:a xlink:href="../../../english/grade-7-下/7%20年级%20人教版英语%20-下%20-unit-1-words.ppt">7 年级 人教版英语 -下 -unit-1-words</text:a></text:p>
          </table:table-cell>
          <table:table-cell table:number-columns-repeated="1020"/>
        </table:table-row>
        <table:table-row table:style-name="ro4" table:number-rows-repeated="1048554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中考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3">
          <table:table-cell table:style-name="ce18" office:value-type="string" table:number-columns-spanned="2" table:number-rows-spanned="1">
            <text:p>郑州中考2025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语文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数学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英语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物理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化学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道德法制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历史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体育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理化生实验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formula="of:=SUM([.B3:.B12])" office:value-type="float" office:value="730">
            <text:p>730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3">
          <table:table-cell office:value-type="string">
            <text:p>7-上-期中成绩</text:p>
          </table:table-cell>
          <table:table-cell/>
        </table:table-row>
        <table:table-row table:style-name="ro3">
          <table:table-cell>
            <draw:frame table:end-cell-address="中考.I20" table:end-x="0.2969in" table:end-y="0.0417in" draw:z-index="0" draw:name="Graphics 1" draw:style-name="gr1" draw:text-style-name="P1" svg:width="8.7559in" svg:height="0.3972in" svg:x="0in" svg:y="0in">
              <draw:image xlink:href="Pictures/10000201000005F80000003AD7D2C834.png" xlink:type="simple" xlink:show="embed" xlink:actuate="onLoad">
                <text:p/>
              </draw:image>
            </draw:frame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0">01/10/2026</text:date>, <text:time>08:2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0M45S</meta:editing-duration>
    <meta:editing-cycles>34</meta:editing-cycles>
    <meta:generator>OpenOffice/4.1.15$Win32 OpenOffice.org_project/4115m2$Build-9813</meta:generator>
    <dc:date>2026-01-10T08:23:24.63</dc:date>
    <dc:creator>Eric Zhang</dc:creator>
    <meta:document-statistic meta:table-count="3" meta:cell-count="48" meta:object-count="1"/>
    <meta:user-defined meta:name="Info 1"/>
    <meta:user-defined meta:name="Info 2"/>
    <meta:user-defined meta:name="Info 3"/>
    <meta:user-defined meta:name="Info 4"/>
  </office:meta>
</office:document-meta>
</file>